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B40000019D434C1C29.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Mono" svg:font-family="'DejaVu Sans Mono'"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736in" table:align="center"/>
    </style:style>
    <style:style style:name="Table1.A" style:family="table-column">
      <style:table-column-properties style:column-width="0.591in"/>
    </style:style>
    <style:style style:name="Table1.B" style:family="table-column">
      <style:table-column-properties style:column-width="0.1917in"/>
    </style:style>
    <style:style style:name="Table1.C" style:family="table-column">
      <style:table-column-properties style:column-width="0.891in"/>
    </style:style>
    <style:style style:name="Table1.A1" style:family="table-cell">
      <style:table-cell-properties fo:padding="0.0382in" fo:border="none"/>
    </style:style>
    <style:style style:name="Table4" style:family="table">
      <style:table-properties style:width="2.1528in" table:align="center"/>
    </style:style>
    <style:style style:name="Table4.A" style:family="table-column">
      <style:table-column-properties style:column-width="0.1764in"/>
    </style:style>
    <style:style style:name="Table4.B" style:family="table-column">
      <style:table-column-properties style:column-width="0.2618in"/>
    </style:style>
    <style:style style:name="Table4.C" style:family="table-column">
      <style:table-column-properties style:column-width="0.7743in"/>
    </style:style>
    <style:style style:name="Table4.D" style:family="table-column">
      <style:table-column-properties style:column-width="0.166in"/>
    </style:style>
    <style:style style:name="Table4.A1" style:family="table-cell">
      <style:table-cell-properties style:vertical-align="middle" fo:padding="0.0382in" fo:border="none"/>
    </style:style>
    <style:style style:name="Table2" style:family="table">
      <style:table-properties style:width="2.8646in" table:align="center"/>
    </style:style>
    <style:style style:name="Table2.A" style:family="table-column">
      <style:table-column-properties style:column-width="0.691in"/>
    </style:style>
    <style:style style:name="Table2.B" style:family="table-column">
      <style:table-column-properties style:column-width="0.891in"/>
    </style:style>
    <style:style style:name="Table2.C" style:family="table-column">
      <style:table-column-properties style:column-width="0.3917in"/>
    </style:style>
    <style:style style:name="Table2.A1" style:family="table-cell">
      <style:table-cell-properties fo:padding="0.0382in" fo:border="none"/>
    </style:style>
    <style:style style:name="Table3" style:family="table">
      <style:table-properties style:width="6.6931in" table:align="margins" style:may-break-between-rows="false"/>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none" fo:border-bottom="0.05pt solid #000000"/>
    </style:style>
    <style:style style:name="Table3.B1" style:family="table-cell">
      <style:table-cell-properties fo:padding="0.0382in" fo:border-left="0.05pt solid #000000" fo:border-right="none" fo:border-top="none" fo:border-bottom="0.05pt solid #000000"/>
    </style:style>
    <style:style style:name="Table3.A2" style:family="table-cell">
      <style:table-cell-properties fo:padding="0.0382in" fo:border="none"/>
    </style:style>
    <style:style style:name="Table3.B2" style:family="table-cell">
      <style:table-cell-properties fo:padding="0.0382in" fo:border-left="0.05pt solid #000000" fo:border-right="none" fo:border-top="none" fo:border-bottom="none"/>
    </style:style>
    <style:style style:name="P1" style:family="paragraph" style:parent-style-name="Header">
      <style:paragraph-properties fo:text-align="end"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10pt" officeooo:paragraph-rsid="006a36a2" style:font-size-asian="10pt" style:font-size-complex="10pt"/>
    </style:style>
    <style:style style:name="P5" style:family="paragraph" style:parent-style-name="Standard">
      <style:text-properties style:font-name="Droid Sans Mono" fo:font-size="10pt" style:font-size-asian="10pt" style:font-size-complex="10pt"/>
    </style:style>
    <style:style style:name="P6" style:family="paragraph" style:parent-style-name="Standard">
      <style:paragraph-properties fo:line-height="100%" fo:text-align="start" style:justify-single-word="false"/>
      <style:text-properties style:font-name="Droid Sans Mono" fo:font-size="10pt" officeooo:paragraph-rsid="00a46858" style:font-size-asian="10pt" style:font-size-complex="10pt"/>
    </style:style>
    <style:style style:name="P7" style:family="paragraph" style:parent-style-name="Standard">
      <style:paragraph-properties fo:line-height="100%" fo:text-align="center" style:justify-single-word="false"/>
      <style:text-properties style:font-name="Droid Sans Mono" fo:font-size="10pt" officeooo:paragraph-rsid="00a46858" style:font-size-asian="10pt" style:font-size-complex="10pt"/>
    </style:style>
    <style:style style:name="P8" style:family="paragraph" style:parent-style-name="Standard">
      <style:paragraph-properties fo:text-align="end" style:justify-single-word="false"/>
      <style:text-properties style:font-name="Droid Sans Mono" fo:font-size="10pt" style:font-size-asian="10pt" style:font-size-complex="10pt"/>
    </style:style>
    <style:style style:name="P9" style:family="paragraph" style:parent-style-name="Standard">
      <style:paragraph-properties fo:text-align="start" style:justify-single-word="false"/>
      <style:text-properties style:font-name="Droid Sans Mono" fo:font-size="10pt" style:font-size-asian="10pt" style:font-size-complex="10pt"/>
    </style:style>
    <style:style style:name="P10" style:family="paragraph" style:parent-style-name="Standard">
      <style:paragraph-properties fo:text-align="center" style:justify-single-word="false"/>
      <style:text-properties style:font-name="Droid Sans Mono" fo:font-size="10pt" style:font-size-asian="10pt" style:font-size-complex="10pt"/>
    </style:style>
    <style:style style:name="P11" style:family="paragraph" style:parent-style-name="Standard">
      <style:text-properties style:font-name="Droid Sans Mono" fo:font-size="9pt" fo:font-weight="bold" style:font-size-asian="9pt" style:font-weight-asian="bold" style:font-size-complex="9pt" style:font-weight-complex="bold"/>
    </style:style>
    <style:style style:name="P12" style:family="paragraph" style:parent-style-name="Standard">
      <style:text-properties officeooo:paragraph-rsid="0096c925"/>
    </style:style>
    <style:style style:name="P13" style:family="paragraph" style:parent-style-name="Standard">
      <style:text-properties officeooo:paragraph-rsid="00a46858"/>
    </style:style>
    <style:style style:name="P14" style:family="paragraph" style:parent-style-name="Standard">
      <style:text-properties officeooo:paragraph-rsid="00acf832"/>
    </style:style>
    <style:style style:name="P15" style:family="paragraph" style:parent-style-name="Standard">
      <style:text-properties fo:font-weight="bold" officeooo:rsid="00acf832" officeooo:paragraph-rsid="00acf832" style:font-weight-asian="bold" style:font-weight-complex="bold"/>
    </style:style>
    <style:style style:name="P16" style:family="paragraph" style:parent-style-name="Standard">
      <style:text-properties officeooo:rsid="00acf832" officeooo:paragraph-rsid="00acf832"/>
    </style:style>
    <style:style style:name="P17" style:family="paragraph" style:parent-style-name="Standard">
      <style:text-properties style:font-name="DejaVu Sans Mono" fo:font-size="10pt" fo:font-weight="bold" officeooo:rsid="00acf832" officeooo:paragraph-rsid="00acf832" style:font-size-asian="10pt" style:font-weight-asian="bold" style:font-size-complex="10pt" style:font-weight-complex="bold"/>
    </style:style>
    <style:style style:name="P18" style:family="paragraph" style:parent-style-name="Table_20_Contents">
      <style:text-properties style:font-name="Droid Sans Mono" fo:font-size="10pt" style:font-size-asian="10pt" style:font-size-complex="10pt"/>
    </style:style>
    <style:style style:name="P19" style:family="paragraph" style:parent-style-name="Table_20_Contents">
      <style:paragraph-properties fo:line-height="100%" fo:text-align="center" style:justify-single-word="false"/>
      <style:text-properties style:font-name="Droid Sans Mono" fo:font-size="10pt" officeooo:paragraph-rsid="00a46858" style:font-size-asian="10pt" style:font-size-complex="10pt"/>
    </style:style>
    <style:style style:name="P20" style:family="paragraph" style:parent-style-name="Table_20_Contents">
      <style:paragraph-properties fo:text-align="center" style:justify-single-word="false"/>
      <style:text-properties style:font-name="Droid Sans Mono" fo:font-size="10pt" style:font-size-asian="10pt" style:font-size-complex="10pt"/>
    </style:style>
    <style:style style:name="P21" style:family="paragraph" style:parent-style-name="Table_20_Contents">
      <style:text-properties style:font-name="Droid Sans Mono" fo:font-size="9pt" fo:font-weight="bold"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Footnote">
      <style:text-properties fo:font-weight="normal" style:font-weight-asian="normal" style:font-weight-complex="normal"/>
    </style:style>
    <style:style style:name="P24" style:family="paragraph" style:parent-style-name="Footnote">
      <style:text-properties fo:font-size="12pt" style:font-size-asian="10.5pt" style:font-size-complex="12pt"/>
    </style:style>
    <style:style style:name="P25" style:family="paragraph" style:parent-style-name="Footnote">
      <style:text-properties officeooo:paragraph-rsid="00aca63d"/>
    </style:style>
    <style:style style:name="P26" style:family="paragraph" style:parent-style-name="Heading_20_3">
      <style:text-properties officeooo:paragraph-rsid="002d3482"/>
    </style:style>
    <style:style style:name="P27" style:family="paragraph" style:parent-style-name="Heading_20_3">
      <style:text-properties officeooo:rsid="002b6e4e"/>
    </style:style>
    <style:style style:name="P28" style:family="paragraph" style:parent-style-name="Text_20_body">
      <style:text-properties officeooo:paragraph-rsid="0097168f"/>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0pt" officeooo:paragraph-rsid="0097168f" style:font-size-asian="10pt" style:font-size-complex="10pt"/>
    </style:style>
    <style:style style:name="P31" style:family="paragraph" style:parent-style-name="Text_20_body">
      <style:text-properties fo:font-size="10pt" officeooo:paragraph-rsid="00a60381" style:font-size-asian="10pt" style:font-size-complex="10pt"/>
    </style:style>
    <style:style style:name="P32" style:family="paragraph" style:parent-style-name="Text_20_body">
      <style:text-properties fo:font-size="10pt" fo:font-weight="bold" style:font-size-asian="10pt" style:font-weight-asian="bold" style:font-size-complex="10pt" style:font-weight-complex="bold"/>
    </style:style>
    <style:style style:name="P33" style:family="paragraph" style:parent-style-name="Text_20_body">
      <style:text-properties fo:font-size="10pt" fo:font-weight="bold" officeooo:rsid="0097168f" officeooo:paragraph-rsid="0097168f" style:font-size-asian="10pt" style:font-weight-asian="bold" style:font-size-complex="10pt" style:font-weight-complex="bold"/>
    </style:style>
    <style:style style:name="P34" style:family="paragraph" style:parent-style-name="Text_20_body">
      <style:text-properties officeooo:paragraph-rsid="00a46858"/>
    </style:style>
    <style:style style:name="P35" style:family="paragraph" style:parent-style-name="Text_20_body">
      <style:paragraph-properties fo:text-align="end" style:justify-single-word="false"/>
      <style:text-properties officeooo:paragraph-rsid="00a46858"/>
    </style:style>
    <style:style style:name="P36" style:family="paragraph" style:parent-style-name="Text_20_body">
      <style:text-properties officeooo:paragraph-rsid="00a60381"/>
    </style:style>
    <style:style style:name="P37" style:family="paragraph" style:parent-style-name="Text_20_body">
      <style:text-properties officeooo:paragraph-rsid="00ad0f5c"/>
    </style:style>
    <style:style style:name="P38" style:family="paragraph" style:parent-style-name="Text_20_body">
      <style:text-properties fo:font-weight="normal" officeooo:paragraph-rsid="00ad0f5c" style:font-weight-asian="normal" style:font-weight-complex="normal"/>
    </style:style>
    <style:style style:name="P39" style:family="paragraph" style:parent-style-name="Text_20_body" style:list-style-name="L18"/>
    <style:style style:name="P40" style:family="paragraph" style:parent-style-name="Text_20_body" style:list-style-name="L20">
      <style:text-properties fo:font-weight="bold" officeooo:rsid="00acf832" style:font-weight-asian="bold" style:font-weight-complex="bold"/>
    </style:style>
    <style:style style:name="P41" style:family="paragraph" style:parent-style-name="Text_20_body" style:list-style-name="L21">
      <style:text-properties fo:font-weight="bold" officeooo:rsid="00acf832" officeooo:paragraph-rsid="00b826b6" style:font-weight-asian="bold" style:font-weight-complex="bold"/>
    </style:style>
    <style:style style:name="P42" style:family="paragraph" style:parent-style-name="Text_20_body" style:list-style-name="L21">
      <style:text-properties fo:font-weight="bold" officeooo:rsid="00ad0f5c" style:font-weight-asian="bold" style:font-weight-complex="bold"/>
    </style:style>
    <style:style style:name="P43" style:family="paragraph" style:parent-style-name="Text_20_body" style:list-style-name="L21"/>
    <style:style style:name="P44" style:family="paragraph" style:parent-style-name="Text_20_body" style:list-style-name="L21">
      <style:text-properties officeooo:paragraph-rsid="00b826b6"/>
    </style:style>
    <style:style style:name="P45" style:family="paragraph" style:parent-style-name="Text_20_body">
      <style:text-properties officeooo:paragraph-rsid="00b306bb"/>
    </style:style>
    <style:style style:name="P46" style:family="paragraph" style:parent-style-name="Text_20_body">
      <style:text-properties officeooo:paragraph-rsid="00b826b6"/>
    </style:style>
    <style:style style:name="P47" style:family="paragraph" style:parent-style-name="Text_20_body">
      <style:paragraph-properties fo:text-align="justify" style:justify-single-word="false"/>
      <style:text-properties officeooo:paragraph-rsid="00b8ec25"/>
    </style:style>
    <style:style style:name="P48" style:family="paragraph" style:parent-style-name="Standard" style:list-style-name="L19">
      <style:paragraph-properties fo:text-align="start" style:justify-single-word="false"/>
      <style:text-properties fo:font-size="10pt" style:font-size-asian="10pt" style:font-size-complex="10pt"/>
    </style:style>
    <style:style style:name="P49" style:family="paragraph" style:parent-style-name="Standard">
      <style:text-properties style:font-name="DejaVu Sans Mono" fo:font-size="10pt" fo:font-weight="bold" officeooo:rsid="00acf832" officeooo:paragraph-rsid="00acf832" style:font-size-asian="10pt" style:font-weight-asian="bold" style:font-size-complex="10pt" style:font-weight-complex="bold"/>
    </style:style>
    <style:style style:name="P50" style:family="paragraph" style:parent-style-name="Standard">
      <style:text-properties style:font-name="DejaVu Sans Mono" fo:font-size="10pt" fo:font-weight="bold" officeooo:rsid="00acf832" officeooo:paragraph-rsid="00b40bca" style:font-size-asian="10pt" style:font-weight-asian="bold" style:font-size-complex="10pt" style:font-weight-complex="bold"/>
    </style:style>
    <style:style style:name="P51" style:family="paragraph">
      <style:paragraph-properties fo:margin-left="0in" fo:margin-right="0in" fo:margin-top="0in" fo:margin-bottom="0in" fo:line-height="100%" fo:text-align="center" fo:text-indent="0in"/>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start" fo:text-indent="0in"/>
    </style:style>
    <style:style style:name="P54" style:family="paragraph">
      <style:paragraph-properties fo:margin-left="0in" fo:margin-right="0in" fo:margin-top="0in" fo:margin-bottom="0in" fo:line-height="100%" fo:text-align="start" fo:text-indent="0in"/>
      <style:text-properties style:use-window-font-color="true" style:text-outline="false" style:text-line-through-style="none" style:font-name="Droid Sans Mono"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a36a2" style:font-weight-asian="bold" style:font-weight-complex="bold"/>
    </style:style>
    <style:style style:name="T3" style:family="text">
      <style:text-properties fo:font-weight="bold" officeooo:rsid="0097168f" style:font-weight-asian="bold" style:font-weight-complex="bold"/>
    </style:style>
    <style:style style:name="T4" style:family="text">
      <style:text-properties fo:font-weight="bold" officeooo:rsid="0098439a" style:font-weight-asian="bold" style:font-weight-complex="bold"/>
    </style:style>
    <style:style style:name="T5" style:family="text">
      <style:text-properties fo:font-weight="bold" officeooo:rsid="00aca63d" style:font-weight-asian="bold" style:font-weight-complex="bold"/>
    </style:style>
    <style:style style:name="T6" style:family="text">
      <style:text-properties fo:font-weight="bold" officeooo:rsid="00ad0f5c" style:font-weight-asian="bold" style:font-weight-complex="bold"/>
    </style:style>
    <style:style style:name="T7" style:family="text">
      <style:text-properties fo:font-weight="bold" officeooo:rsid="00ae25a2" style:font-weight-asian="bold" style:font-weight-complex="bold"/>
    </style:style>
    <style:style style:name="T8" style:family="text">
      <style:text-properties fo:font-weight="bold" officeooo:rsid="00b015b8" style:font-weight-asian="bold" style:font-weight-complex="bold"/>
    </style:style>
    <style:style style:name="T9" style:family="text">
      <style:text-properties fo:font-weight="bold" officeooo:rsid="00b16331"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aca63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weight="normal" officeooo:rsid="006a5bc0" style:font-weight-asian="normal" style:font-weight-complex="normal"/>
    </style:style>
    <style:style style:name="T15" style:family="text">
      <style:text-properties fo:font-weight="normal" officeooo:rsid="006bb324" style:font-weight-asian="normal" style:font-weight-complex="normal"/>
    </style:style>
    <style:style style:name="T16" style:family="text">
      <style:text-properties fo:font-weight="normal" officeooo:rsid="0097168f" style:font-weight-asian="normal" style:font-weight-complex="normal"/>
    </style:style>
    <style:style style:name="T17" style:family="text">
      <style:text-properties fo:font-weight="normal" officeooo:rsid="00aca63d" style:font-weight-asian="normal" style:font-weight-complex="normal"/>
    </style:style>
    <style:style style:name="T18" style:family="text">
      <style:text-properties fo:font-weight="normal" officeooo:rsid="00aea570" style:font-weight-asian="normal" style:font-weight-complex="normal"/>
    </style:style>
    <style:style style:name="T19" style:family="text">
      <style:text-properties fo:font-weight="normal" officeooo:rsid="00b015b8" style:font-weight-asian="normal" style:font-weight-complex="normal"/>
    </style:style>
    <style:style style:name="T20" style:family="text">
      <style:text-properties fo:font-weight="normal" officeooo:rsid="00b16331" style:font-weight-asian="normal" style:font-weight-complex="normal"/>
    </style:style>
    <style:style style:name="T21" style:family="text">
      <style:text-properties fo:font-weight="normal" officeooo:rsid="00b306bb" style:font-weight-asian="normal" style:font-weight-complex="normal"/>
    </style:style>
    <style:style style:name="T22" style:family="text">
      <style:text-properties fo:font-weight="normal" officeooo:rsid="00b40bca" style:font-weight-asian="normal" style:font-weight-complex="normal"/>
    </style:style>
    <style:style style:name="T23" style:family="text">
      <style:text-properties officeooo:rsid="002d3482"/>
    </style:style>
    <style:style style:name="T24" style:family="text">
      <style:text-properties officeooo:rsid="002dfdcc"/>
    </style:style>
    <style:style style:name="T25" style:family="text">
      <style:text-properties officeooo:rsid="0048ea54"/>
    </style:style>
    <style:style style:name="T26" style:family="text">
      <style:text-properties officeooo:rsid="005a1fb2"/>
    </style:style>
    <style:style style:name="T27" style:family="text">
      <style:text-properties officeooo:rsid="005bd063"/>
    </style:style>
    <style:style style:name="T28" style:family="text">
      <style:text-properties officeooo:rsid="0068fc6b"/>
    </style:style>
    <style:style style:name="T29" style:family="text">
      <style:text-properties officeooo:rsid="006a5bc0"/>
    </style:style>
    <style:style style:name="T30" style:family="text">
      <style:text-properties officeooo:rsid="0089495c"/>
    </style:style>
    <style:style style:name="T31" style:family="text">
      <style:text-properties officeooo:rsid="0096c925"/>
    </style:style>
    <style:style style:name="T32" style:family="text">
      <style:text-properties officeooo:rsid="0097168f"/>
    </style:style>
    <style:style style:name="T33" style:family="text">
      <style:text-properties officeooo:rsid="0098439a"/>
    </style:style>
    <style:style style:name="T34" style:family="text">
      <style:text-properties officeooo:rsid="00a46858"/>
    </style:style>
    <style:style style:name="T35" style:family="text">
      <style:text-properties officeooo:rsid="00a60381"/>
    </style:style>
    <style:style style:name="T36" style:family="text">
      <style:text-properties officeooo:rsid="00aca63d"/>
    </style:style>
    <style:style style:name="T37" style:family="text">
      <style:text-properties officeooo:rsid="00acf832"/>
    </style:style>
    <style:style style:name="T38" style:family="text">
      <style:text-properties officeooo:rsid="00ad0f5c"/>
    </style:style>
    <style:style style:name="T39" style:family="text">
      <style:text-properties officeooo:rsid="00ae25a2"/>
    </style:style>
    <style:style style:name="T40" style:family="text">
      <style:text-properties officeooo:rsid="00aea570"/>
    </style:style>
    <style:style style:name="T41" style:family="text">
      <style:text-properties officeooo:rsid="00b1459b"/>
    </style:style>
    <style:style style:name="T42" style:family="text">
      <style:text-properties officeooo:rsid="00b16331"/>
    </style:style>
    <style:style style:name="T43" style:family="text">
      <style:text-properties officeooo:rsid="00b29a42"/>
    </style:style>
    <style:style style:name="T44" style:family="text">
      <style:text-properties officeooo:rsid="00b306bb"/>
    </style:style>
    <style:style style:name="T45" style:family="text">
      <style:text-properties officeooo:rsid="00b40bca"/>
    </style:style>
    <style:style style:name="T46" style:family="text">
      <style:text-properties officeooo:rsid="00b826b6"/>
    </style:style>
    <style:style style:name="T47" style:family="text">
      <style:text-properties officeooo:rsid="00b8ec25"/>
    </style:style>
    <style:style style:name="T48" style:family="text">
      <style:text-properties officeooo:rsid="00ba6f1c"/>
    </style:style>
    <style:style style:name="T49" style:family="text">
      <style:text-properties style:use-window-font-color="true" style:text-outline="false" style:text-line-through-style="none" style:font-name="Droid Sans Mono"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fo:padding="0in" fo:border="none" style:shadow="none">
        <style:columns fo:column-count="2" fo:column-gap="0.6693in">
          <style:column-sep style:width="0.0035in" style:color="#000000" style:height="100%" style:style="solid"/>
          <style:column style:rel-width="32767*" fo:start-indent="0in" fo:end-indent="0.3346in"/>
          <style:column style:rel-width="32768*" fo:start-indent="0.3346in" fo:end-indent="0in"/>
        </style:columns>
      </style:graphic-properties>
    </style:style>
    <style:style style:name="fr2" style:family="graphic" style:parent-style-name="Frame">
      <style:graphic-properties style:vertical-pos="top" style:vertical-rel="paragraph-content" style:horizontal-pos="center" style:horizontal-rel="paragraph" fo:padding="0in" fo:border="none" style:shadow="none">
        <style:columns fo:column-count="2">
          <style:column-sep style:width="0.0071in" style:color="#000000" style:height="100%" style:style="solid"/>
          <style:column style:rel-width="3550*" fo:start-indent="0in" fo:end-indent="0.1638in"/>
          <style:column style:rel-width="5918*" fo:start-indent="0.1638in" fo:end-indent="0in"/>
        </style:columns>
      </style:graphic-properties>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783in" svg:stroke-color="#000000" draw:marker-start="" draw:marker-start-width="0.1965in" draw:marker-start-center="false" draw:marker-end="Arrow" draw:marker-end-width="0.2362in" draw:marker-end-center="false" draw:fill="none" draw:fill-color="#cfe7f5" draw:textarea-horizontal-align="justify" draw:textarea-vertical-align="middle" fo:padding-top="0.089in" fo:padding-bottom="0.089in" fo:padding-left="0.1374in" fo:padding-right="0.137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154in" fo:min-width="0.8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28in" fo:min-width="0.368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5">El s</text:span>oftware</text:h>
      <text:h text:style-name="Heading_20_3" text:outline-level="3">Lenguaje de máquina <text:span text:style-name="T34">y lenguaje ensamblador</text:span></text:h>
      <text:p text:style-name="Text_20_body">En la unidad anterior hemos presentado al MCBE, un ejemplo de computador ideal muy elemental. <text:span text:style-name="T34">Como hemos visto. e</text:span>l MCBE cuenta con una CPU, una <text:span text:style-name="T31">u</text:span>nidad de E/S, una memoria de unas pocas posiciones, y un reducido conjunto de instrucciones. </text:p>
      <text:p text:style-name="P34">La CPU del MCBE es capaz de ejecutar un programa, es decir, una lista de instrucciones, que se disponen en los bytes de la memoria, conteniendo códigos de operaciones y datos en un cierto formato de bits. Esos códigos conforman el <text:span text:style-name="T1">lenguaje de máquina</text:span><text:note text:id="ftn1" text:note-class="footnote"><text:note-citation>1</text:note-citation><text:note-body><text:p text:style-name="Footnote"><text:a xlink:type="simple" xlink:href="http://es.wikipedia.org/wiki/Lenguaje_de_máquina">http://es.wikipedia.org/wiki/Lenguaje_de_máquina</text:a></text:p></text:note-body></text:note>, o <text:span text:style-name="T1">código de máquina</text:span>, del MCBE. </text:p>
      <text:p text:style-name="Text_20_body">Por supuesto, las CPUs de las máquinas reales modernas tienen un conjunto de instrucciones más rico, así como un hardware más completo y una conducta más compleja; pero, en lo fundamental, se parecen mucho al MCBE, y también tienen, cada una, un lenguaje de máquina que le es propio. Como las instrucciones son muchas, de mayor longitud<text:note text:id="ftn2" text:note-class="footnote"><text:note-citation>2</text:note-citation><text:note-body><text:p text:style-name="P25"><text:span text:style-name="T36">Las instrucciones de máquina </text:span><text:span text:style-name="T37">eran de </text:span><text:span text:style-name="T36">36 bits </text:span><text:span text:style-name="T37">ya </text:span><text:span text:style-name="T36">en 1954: </text:span><text:a xlink:type="simple" xlink:href="http://es.wikipedia.org/wiki/IBM_704"><text:span text:style-name="T36">http://es.wikipedia.org/wiki/IBM_704</text:span></text:a></text:p></text:note-body></text:note>, y se presentan en muchos modos de funcionamiento, programar en código máquina estas computadoras de la realidad, tan complejas, rápidamente se vuelve una tarea inabordable para los humanos. Para programar estas máquinas resulta mucho más cómodo utilizar un lenguaje simbólico, el <text:span text:style-name="T1">lenguaje de ensamblado</text:span><text:note text:id="ftn3" text:note-class="footnote"><text:note-citation>3</text:note-citation><text:note-body><text:p text:style-name="Footnote"><text:a xlink:type="simple" xlink:href="http://es.wikipedia.org/wiki/Lenguaje_ensamblador">http://es.wikipedia.org/wiki/Lenguaje_ensamblador</text:a></text:p></text:note-body></text:note>, <text:span text:style-name="T1">ensamblador</text:span>, o <text:span text:style-name="T1">Assembly </text:span><text:span text:style-name="T13">(a veces también llamado </text:span><text:span text:style-name="T1">lenguaje Assembler</text:span><text:span text:style-name="T13">, pero que no debe confundirse con el </text:span><text:span text:style-name="T1">programa Assembler</text:span><text:span text:style-name="T13"> que enseguida describiremos).</text:span> </text:p>
      <text:p text:style-name="Standard"><draw:frame draw:style-name="fr1" draw:name="Frame5" text:anchor-type="paragraph" svg:width="6.6929in" style:rel-width="100%" draw:z-index="4"><draw:text-box fo:min-height="0.2in"><text:p text:style-name="P35">En el lenguaje ensamblador, cada instrucción del lenguaje máquina está representada por una abreviatura o <text:span text:style-name="T1">mnemónico</text:span> que recuerda su función, y así resulta (un poco) más fácil programar la computadora. Por ejemplo, es <text:span text:style-name="T10">un poco</text:span> más fácil escribir, comprender y corregir el programa en Assembly del MCBE que se muestra en la figura, que su equivalente en lenguaje de máquina.</text:p><table:table table:name="Table1" table:style-name="Table1"><table:table-column table:style-name="Table1.A"/><table:table-column table:style-name="Table1.B"/><table:table-column table:style-name="Table1.C"/><table:table-row><table:table-cell table:style-name="Table1.A1" office:value-type="string"><text:p text:style-name="P6">LD 30</text:p></table:table-cell><table:table-cell table:style-name="Table1.A1" office:value-type="string"><text:p text:style-name="P7">→</text:p></table:table-cell><table:table-cell table:style-name="Table1.A1" office:value-type="string"><text:p text:style-name="P19">01011110</text:p></table:table-cell></table:table-row><table:table-row><table:table-cell table:style-name="Table1.A1" office:value-type="string"><text:p text:style-name="P6">SUB 5</text:p></table:table-cell><table:table-cell table:style-name="Table1.A1" office:value-type="string"><text:p text:style-name="P7">→</text:p></table:table-cell><table:table-cell table:style-name="Table1.A1" office:value-type="string"><text:p text:style-name="P19">10100101</text:p></table:table-cell></table:table-row><table:table-row><table:table-cell table:style-name="Table1.A1" office:value-type="string"><text:p text:style-name="P6">ST 6</text:p></table:table-cell><table:table-cell table:style-name="Table1.A1" office:value-type="string"><text:p text:style-name="P7">→</text:p></table:table-cell><table:table-cell table:style-name="Table1.A1" office:value-type="string"><text:p text:style-name="P19">01100110</text:p></table:table-cell></table:table-row><table:table-row><table:table-cell table:style-name="Table1.A1" office:value-type="string"><text:p text:style-name="P6">JZ -3</text:p></table:table-cell><table:table-cell table:style-name="Table1.A1" office:value-type="string"><text:p text:style-name="P7">→</text:p></table:table-cell><table:table-cell table:style-name="Table1.A1" office:value-type="string"><text:p text:style-name="P19">11111101</text:p></table:table-cell></table:table-row><table:table-row><table:table-cell table:style-name="Table1.A1" office:value-type="string"><text:p text:style-name="P6">HLT</text:p></table:table-cell><table:table-cell table:style-name="Table1.A1" office:value-type="string"><text:p text:style-name="P7">→</text:p></table:table-cell><table:table-cell table:style-name="Table1.A1" office:value-type="string"><text:p text:style-name="P19">00100000</text:p></table:table-cell></table:table-row><table:table-row><table:table-cell table:style-name="Table1.A1" office:value-type="string"><text:p text:style-name="P6">1</text:p></table:table-cell><table:table-cell table:style-name="Table1.A1" office:value-type="string"><text:p text:style-name="P7">→</text:p></table:table-cell><table:table-cell table:style-name="Table1.A1" office:value-type="string"><text:p text:style-name="P19">00000001</text:p></table:table-cell></table:table-row><table:table-row><table:table-cell table:style-name="Table1.A1" office:value-type="string"><text:p text:style-name="P6">0</text:p></table:table-cell><table:table-cell table:style-name="Table1.A1" office:value-type="string"><text:p text:style-name="P7">→</text:p></table:table-cell><table:table-cell table:style-name="Table1.A1" office:value-type="string"><text:p text:style-name="P19">00000000</text:p></table:table-cell></table:table-row></table:table><text:p text:style-name="P13"/></draw:text-box></draw:frame></text:p>
      <text:p text:style-name="Text_20_body">Sin embargo, como dijimos, éste no es más que un lenguaje simbólico. Sigue siendo un hecho que lo único que comprende la computadora son números binarios, y que lo único que podemos introducir en la memoria y en los registros de la CPU son bits y bytes. La computadora, de cualquier arquitectura que se trate, no puede ejecutar más que las instrucciones del código de máquina para el cual fue diseñada. Por lo cual, en algún momento, alguien o algo debe efectuar la <text:span text:style-name="T1">traducción</text:span> de los mnemónicos, escritos por el programador, a los bits y bytes del programa en código de máquina. </text:p>
      <text:p text:style-name="Text_20_body">¿Quién se encargará de esta tarea de traducción? Inicialmente, la traducción era hecha a mano por el mismo programador; sin embargo, no tardó en surgir la idea de crear un programa que hiciera esta traducción. Al fin y al cabo, se trata de manipular información, cosa que las computadoras hacen <text:soft-page-break/>bien y rápidamente. Así se creó el primer <text:span text:style-name="T1">programa ensamblador</text:span><text:span text:style-name="T13">, o </text:span><text:span text:style-name="T1">Assembler</text:span><text:span text:style-name="T13">,</text:span><text:span text:style-name="T1"> </text:span>para traducir de código ensamblador a código máquina. El programa ensamblador (el <text:span text:style-name="T9">programa </text:span><text:span text:style-name="T1">Assembler</text:span>) recibe el código en lenguaje ensamblador (o <text:span text:style-name="T9">programa en </text:span><text:span text:style-name="T1">Assembly</text:span>), y genera, línea por línea, <text:span text:style-name="T28">bytes que son </text:span>instrucciones de código máquina, que pueden <text:span text:style-name="T42">ser </text:span>carga<text:span text:style-name="T42">das </text:span>en la <text:span text:style-name="T42">memoria de la </text:span>computadora y ser ejecutadas como un programa. </text:p>
      <text:p text:style-name="Text_20_body">El programa en Assembly es esencialmente un texto, compuesto por una secuencia de caracteres legibles, que conforman la secuencia de mnemónicos que haya utilizado el programador. Por eso, el programa en Assembly es completamente diferente de las instrucciones de código máquina a las cuales equivale. </text:p>
      <text:h text:style-name="P27" text:outline-level="3"><draw:frame draw:style-name="fr2" draw:name="Frame1" text:anchor-type="paragraph" svg:width="6.6929in" style:rel-width="100%" draw:z-index="0"><draw:text-box fo:min-height="0.2in"><text:p text:style-name="Standard"/><table:table table:name="Table4" table:style-name="Table4"><table:table-column table:style-name="Table4.A"/><table:table-column table:style-name="Table4.B"/><table:table-column table:style-name="Table4.C"/><table:table-column table:style-name="Table4.D"/><table:table-column table:style-name="Table4.C"/><table:table-row><table:table-cell table:style-name="Table4.A1" office:value-type="string"><text:p text:style-name="P21">L</text:p></table:table-cell><table:table-cell table:style-name="Table4.A1" office:value-type="string"><text:p text:style-name="P21">4C</text:p></table:table-cell><table:table-cell table:style-name="Table4.A1" office:value-type="string"><text:p text:style-name="P11">01001100</text:p></table:table-cell><table:table-cell table:style-name="Table4.A1" office:value-type="string"><text:p text:style-name="P21"/></table:table-cell><table:table-cell table:style-name="Table4.A1" table:number-rows-spanned="4" office:value-type="string"><text:p text:style-name="P11">01000100</text:p></table:table-cell></table:table-row><table:table-row><table:table-cell table:style-name="Table4.A1" office:value-type="string"><text:p text:style-name="P21">D</text:p></table:table-cell><table:table-cell table:style-name="Table4.A1" office:value-type="string"><text:p text:style-name="P21">44</text:p></table:table-cell><table:table-cell table:style-name="Table4.A1" office:value-type="string"><text:p text:style-name="P11">01000100</text:p></table:table-cell><table:table-cell table:style-name="Table4.A1" table:number-rows-spanned="2" office:value-type="string"><text:p text:style-name="P21">→</text:p></table:table-cell><table:covered-table-cell/></table:table-row><table:table-row><table:table-cell table:style-name="Table4.A1" office:value-type="string"><text:p text:style-name="P21"/></table:table-cell><table:table-cell table:style-name="Table4.A1" office:value-type="string"><text:p text:style-name="P21">20</text:p></table:table-cell><table:table-cell table:style-name="Table4.A1" office:value-type="string"><text:p text:style-name="P11">00100000</text:p></table:table-cell><table:covered-table-cell/><table:covered-table-cell/></table:table-row><table:table-row><table:table-cell table:style-name="Table4.A1" office:value-type="string"><text:p text:style-name="P21">4</text:p></table:table-cell><table:table-cell table:style-name="Table4.A1" office:value-type="string"><text:p text:style-name="P21">34</text:p></table:table-cell><table:table-cell table:style-name="Table4.A1" office:value-type="string"><text:p text:style-name="P11">00110100</text:p></table:table-cell><table:table-cell table:style-name="Table4.A1" office:value-type="string"><text:p text:style-name="P21"/></table:table-cell><table:covered-table-cell/></table:table-row></table:table><text:p text:style-name="P2"/><text:p text:style-name="P3"/><text:p text:style-name="P4">La instrucción <text:span text:style-name="T1">LD 4</text:span> en <text:span text:style-name="T1">ensamblador</text:span> para el MCBE equivale a la instrucción <text:span text:style-name="T1">0100</text:span><text:span text:style-name="T2">0</text:span><text:span text:style-name="T1">100 </text:span>en <text:span text:style-name="T1">código máquina</text:span>. La instrucción en ensamblador está conformada por los caracteres L, D, espacio, y 4. Por lo tanto, mide 4 bytes. Si viéramos este texto escrito en ASCII, se trataría de la secuencia de códigos hexadecimales <text:span text:style-name="T1">4C, 44, 20, 34</text:span>. Si los vemos en binario, se trata de los bytes <text:span text:style-name="T1">01001100, 01000100, 00100000, y 00110100</text:span>. Obviamente, estos cuatro bytes dispuestos en memoria no son lo mismo que la instrucción en código máquina que necesitamos hacer aparecer en la memoria del MCBE, que no es otra que <text:span text:style-name="T1">01000100</text:span>. </text:p></draw:text-box></draw:frame></text:h>
      <text:h text:style-name="P27" text:outline-level="3">Código fuente y código objeto</text:h>
      <text:p text:style-name="Standard">La tarea del ensamblador es precisamente convertir esos caracteres de las instrucciones en <text:span text:style-name="T1">código fuente</text:span> (el que escribe el programador) en los correspondientes bytes de <text:span text:style-name="T1">código objeto</text:span> (el que es ejecutable por la computadora).</text:p>
      <text:p text:style-name="P5"/>
      <text:p text:style-name="P5"><draw:g text:anchor-type="paragraph" draw:z-index="2" draw:style-name="gr1"><draw:custom-shape draw:style-name="gr2" draw:text-style-name="P52" svg:width="1.0248in" svg:height="1.8913in" svg:x="5.0571in" svg:y="0.6689in"><text:p text:style-name="P51"><text:span text:style-name="T49">01011110</text:span></text:p><text:p text:style-name="P51"><text:span text:style-name="T49">10100101</text:span></text:p><text:p text:style-name="P51"><text:span text:style-name="T49">01100110</text:span></text:p><text:p text:style-name="P51"><text:span text:style-name="T49">11111101</text:span></text:p><text:p text:style-name="P51"><text:span text:style-name="T49">00100000</text:span></text:p><text:p text:style-name="P51"><text:span text:style-name="T49">00000001</text:span></text:p><text:p text:style-name="P51"><text:span text:style-name="T49">00000000</text:span></text:p><draw:enhanced-geometry svg:viewBox="0 0 21600 21600" draw:type="rectangle" draw:enhanced-path="M 0 0 L 21600 0 21600 21600 0 21600 0 0 Z N"/></draw:custom-shape><draw:line draw:style-name="gr3" draw:text-style-name="P52" svg:x1="4.3882in" svg:y1="1.713in" svg:x2="5.1366in" svg:y2="1.713in"><text:p/></draw:line><draw:custom-shape draw:style-name="gr2" draw:text-style-name="P52" svg:width="1.8114in" svg:height="0.9059in" svg:x="2.6555in" svg:y="1.2602in"><text:p text:style-name="P51"><text:span text:style-name="T50">Ensamblad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52" svg:x1="2.0244in" svg:y1="1.713in" svg:x2="2.7728in" svg:y2="1.713in"><text:p/></draw:line><draw:custom-shape draw:style-name="gr2" draw:text-style-name="P54" svg:width="1.7724in" svg:height="2.048in" svg:x="0.4102in" svg:y="0.6693in"><text:p text:style-name="P53"><text:span text:style-name="T49"><text:s/></text:span><text:span text:style-name="T49">OTRO: LD IN</text:span></text:p><text:p text:style-name="P53"><text:span text:style-name="T49"><text:tab/></text:span><text:span text:style-name="T49"> <text:s/></text:span><text:span text:style-name="T49">SUB DATO</text:span></text:p><text:p text:style-name="P53"><text:span text:style-name="T49"><text:tab/></text:span><text:span text:style-name="T49"> <text:s/></text:span><text:span text:style-name="T49">ST RESTA</text:span></text:p><text:p text:style-name="P53"><text:span text:style-name="T49"><text:tab/></text:span><text:span text:style-name="T49"> <text:s/></text:span><text:span text:style-name="T49">JZ OTRO</text:span></text:p><text:p text:style-name="P53"><text:span text:style-name="T49"><text:tab/></text:span><text:span text:style-name="T49"> <text:s/></text:span><text:span text:style-name="T49">HLT</text:span></text:p><text:p text:style-name="P53"><text:span text:style-name="T49"><text:s/></text:span><text:span text:style-name="T49">DATO: 1</text:span></text:p><text:p text:style-name="P53"><text:span text:style-name="T49">RESTA: 0</text:span></text:p><draw:enhanced-geometry svg:viewBox="0 0 21600 21600" draw:type="rectangle" draw:enhanced-path="M 0 0 L 21600 0 21600 21600 0 21600 0 0 Z N"/></draw:custom-shape><draw:frame draw:style-name="gr4" draw:text-style-name="P56" svg:width="1.7551in" svg:height="0.387in" svg:x="0.3937in" svg:y="0.1972in"><draw:text-box><text:p text:style-name="P55"><text:span text:style-name="T50">Código fuente</text:span></text:p></draw:text-box></draw:frame><draw:frame draw:style-name="gr5" draw:text-style-name="P52" svg:width="0.9913in" svg:height="0.6748in" svg:x="5.0575in" svg:y="0in"><draw:text-box><text:p text:style-name="P51"><text:span text:style-name="T50">Código</text:span><text:span text:style-name="T50"><text:line-break/></text:span><text:span text:style-name="T50">objeto</text:span></text:p></draw:text-box></draw:frame></draw:g></text:p>
      <text:p text:style-name="P18"/>
      <text:p text:style-name="P12">Contar con un programa ensamblador nos permite disfrutar de ciertas comodidades a la hora de programar en Assembly. Por ejemplo, podemos agregar al programa ensamblador la capacidad de manejar <text:span text:style-name="T1">constantes simbólicas</text:span>, <text:span text:style-name="T1">rótulos</text:span> o etiquetas en el programa fuente, así como <text:span text:style-name="T1">macros</text:span> (secuencias de instrucciones que se repiten frecuentemente). El programa para el MCBE de más arriba se puede hacer aún más fácil de entender y de modificar, si reemplazamos las direcciones y <text:soft-page-break/>desplazamientos usados por nombres simbólicos:</text:p>
      <text:p text:style-name="Standard"/>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8">OTRO:</text:p>
          </table:table-cell>
          <table:table-cell table:style-name="Table2.A1" office:value-type="string">
            <text:p text:style-name="P9">LD IN</text:p>
          </table:table-cell>
          <table:table-cell table:style-name="Table2.A1" office:value-type="string">
            <text:p text:style-name="P10"><text:s/>→ </text:p>
          </table:table-cell>
          <table:table-cell table:style-name="Table2.A1" office:value-type="string">
            <text:p text:style-name="P20">01011110</text:p>
          </table:table-cell>
        </table:table-row>
        <table:table-row>
          <table:table-cell table:style-name="Table2.A1" office:value-type="string">
            <text:p text:style-name="P8"/>
          </table:table-cell>
          <table:table-cell table:style-name="Table2.A1" office:value-type="string">
            <text:p text:style-name="P9">SUB DATO</text:p>
          </table:table-cell>
          <table:table-cell table:style-name="Table2.A1" office:value-type="string">
            <text:p text:style-name="P10"><text:s/>→ </text:p>
          </table:table-cell>
          <table:table-cell table:style-name="Table2.A1" office:value-type="string">
            <text:p text:style-name="P20">10100101</text:p>
          </table:table-cell>
        </table:table-row>
        <table:table-row>
          <table:table-cell table:style-name="Table2.A1" office:value-type="string">
            <text:p text:style-name="P8"/>
          </table:table-cell>
          <table:table-cell table:style-name="Table2.A1" office:value-type="string">
            <text:p text:style-name="P9">ST RESTA</text:p>
          </table:table-cell>
          <table:table-cell table:style-name="Table2.A1" office:value-type="string">
            <text:p text:style-name="P10"><text:s/>→ </text:p>
          </table:table-cell>
          <table:table-cell table:style-name="Table2.A1" office:value-type="string">
            <text:p text:style-name="P20">01100110</text:p>
          </table:table-cell>
        </table:table-row>
        <table:table-row>
          <table:table-cell table:style-name="Table2.A1" office:value-type="string">
            <text:p text:style-name="P8"/>
          </table:table-cell>
          <table:table-cell table:style-name="Table2.A1" office:value-type="string">
            <text:p text:style-name="P9">JZ OTRO</text:p>
          </table:table-cell>
          <table:table-cell table:style-name="Table2.A1" office:value-type="string">
            <text:p text:style-name="P10">→</text:p>
          </table:table-cell>
          <table:table-cell table:style-name="Table2.A1" office:value-type="string">
            <text:p text:style-name="P20">11111101</text:p>
          </table:table-cell>
        </table:table-row>
        <table:table-row>
          <table:table-cell table:style-name="Table2.A1" office:value-type="string">
            <text:p text:style-name="P8"/>
          </table:table-cell>
          <table:table-cell table:style-name="Table2.A1" office:value-type="string">
            <text:p text:style-name="P9">HLT</text:p>
          </table:table-cell>
          <table:table-cell table:style-name="Table2.A1" office:value-type="string">
            <text:p text:style-name="P10"><text:s/>→ </text:p>
          </table:table-cell>
          <table:table-cell table:style-name="Table2.A1" office:value-type="string">
            <text:p text:style-name="P20">00100000</text:p>
          </table:table-cell>
        </table:table-row>
        <table:table-row>
          <table:table-cell table:style-name="Table2.A1" office:value-type="string">
            <text:p text:style-name="P8">DATO:</text:p>
          </table:table-cell>
          <table:table-cell table:style-name="Table2.A1" office:value-type="string">
            <text:p text:style-name="P9">1</text:p>
          </table:table-cell>
          <table:table-cell table:style-name="Table2.A1" office:value-type="string">
            <text:p text:style-name="P10"><text:s/>→ </text:p>
          </table:table-cell>
          <table:table-cell table:style-name="Table2.A1" office:value-type="string">
            <text:p text:style-name="P20">00000001</text:p>
          </table:table-cell>
        </table:table-row>
        <table:table-row>
          <table:table-cell table:style-name="Table2.A1" office:value-type="string">
            <text:p text:style-name="P8">RESTA:</text:p>
          </table:table-cell>
          <table:table-cell table:style-name="Table2.A1" office:value-type="string">
            <text:p text:style-name="P9">0</text:p>
          </table:table-cell>
          <table:table-cell table:style-name="Table2.A1" office:value-type="string">
            <text:p text:style-name="P10"><text:s/>→ </text:p>
          </table:table-cell>
          <table:table-cell table:style-name="Table2.A1" office:value-type="string">
            <text:p text:style-name="P20">00000000</text:p>
          </table:table-cell>
        </table:table-row>
      </table:table>
      <text:p text:style-name="Standard"/>
      <text:p text:style-name="Text_20_body">El ensamblador <text:span text:style-name="T31">del MCBE, </text:span>que está hecho a medida para <text:span text:style-name="T31">esa máquina,</text:span> conoce por construcción a qué dirección corresponde el rótulo <text:span text:style-name="T1">IN</text:span>, y puede calcular por sí solo las direcciones representadas por los rótulos <text:span text:style-name="T1">DATO</text:span> y <text:span text:style-name="T1">RESTA</text:span>, posiciones de memoria ubicadas a continuación de la última instrucción ejecutable; o computar el desplazamiento para el PC necesario a fin de desviar el control a la instrucción rotulada <text:span text:style-name="T1">OTRO.</text:span> Así, el programador no necesita efectuar estos cálculos incómodos y propensos a errores: <text:span text:style-name="T29">e</text:span>scribe el texto en Assembly creando <text:span text:style-name="T43">o modificando </text:span>un archivo de texto <text:span text:style-name="T32">o </text:span><text:span text:style-name="T3">archivo fuente</text:span>; luego, llama al programa Assembler que transforma ese archivo de texto y crea otro archivo conteniendo el código objeto, <text:span text:style-name="T32">el </text:span><text:span text:style-name="T3">archivo objeto</text:span><text:span text:style-name="T16"> o </text:span><text:span text:style-name="T3">archivo ejecutable</text:span>. </text:p>
      <text:p text:style-name="Text_20_body">Para hacer su trabajo, el ensamblador procesa todo el texto del programa fuente, identificando elementos léxicos <text:span text:style-name="T43">(como instrucciones, datos, rótulos u otras directivas)</text:span>, detectando posibles errores de programación, y creando tablas de símbolos y estructuras de datos auxiliares. Todo este trabajo del ensamblador es invisible; lo que ve el programador es simplemente el código objeto generado, listo para ejecutar en la máquina.</text:p>
      <text:p text:style-name="P24"><draw:frame draw:style-name="fr3" draw:name="Frame2" text:anchor-type="paragraph" svg:width="6.6929in" style:rel-width="100%" draw:z-index="1"><draw:text-box fo:min-height="0.2in"><text:p text:style-name="P32">Para investigar</text:p><text:p text:style-name="P29">¿Qué aspecto tienen los programas en lenguaje ensamblador para otras arquitecturas? ¿Cómo es un programa en ensamblador para la PC (arquitectura Intel x86)? ¿<text:span text:style-name="T29">Y p</text:span>ara otras computadoras <text:span text:style-name="T29">que tengan </text:span>arquitectura MIPS? ¿Qué procesadores llevan las consolas de juegos XBox, PlayStation, Wii, y qué aspecto tiene un programa <text:span text:style-name="T27">en Assembler </text:span>para estos microprocesadores? <text:span text:style-name="T26">La misma pregunta para </text:span><text:span text:style-name="T27">los productos </text:span><text:span text:style-name="T26">iPhone, iPad, iPod </text:span><text:span text:style-name="T27">de Apple.</text:span><text:span text:style-name="T26"> ¿Y para los smartphones de la</text:span><text:span text:style-name="T29">s</text:span><text:span text:style-name="T26"> marca</text:span><text:span text:style-name="T29">s</text:span><text:span text:style-name="T26"> Samsung, </text:span><text:span text:style-name="T29">Blackberry u otras</text:span><text:span text:style-name="T26">?</text:span></text:p></draw:text-box></draw:frame></text:p>
      <text:h text:style-name="Heading_20_3" text:outline-level="3">Lenguajes de alto nivel </text:h>
      <text:p text:style-name="Text_20_body">Los lenguajes de máquina <text:span text:style-name="T35">y el Assembler </text:span>son <text:span text:style-name="T1">lenguajes de bajo nivel</text:span><text:span text:style-name="T1"><text:note text:id="ftn4" text:note-class="footnote"><text:note-citation>4</text:note-citation><text:note-body><text:p text:style-name="Footnote"><text:a xlink:type="simple" xlink:href="http://es.wikipedia.org/wiki/Lenguaje_de_bajo_nivel">http://es.wikipedia.org/wiki/Lenguaje_de_bajo_nivel</text:a></text:p></text:note-body></text:note></text:span>, en el sentido de que sus instrucciones y su forma de programación están condicionados por la arquitectura de la máquina. Pese a que las instrucciones de estos lenguajes son sencillas, la resolución de problemas usando programación en lenguajes de bajo nivel no resulta fácil, ya que el programador necesita especificar con mucho detalle las acciones a realizar. En otras palabras, programar con lenguajes extremadamente simples como los lenguajes de bajo nivel no es difícil, pero resolver problemas con ellos sí, porque requieren bastante esfuerzo de programación. Inversamente, un lenguaje más complejo puede ser más difícil de aprender, pero más expresivo, y reducir el esfuerzo de programación. </text:p>
      <text:p text:style-name="Text_20_body">El paso siguiente en la evolución de los lenguajes de computación fue liberarse de la <text:soft-page-break/>correspondencia “1 a 1” en términos de una instrucción de Assembly por una instrucción de código máquina. Teniendo la posibilidad de escribir programas traductores, era posible definir nuevos lenguajes de programación que se orientaran mejor a la forma como pensamos la resolución de los problemas, y no nos mantuvieran atados a la forma como las computadoras procesan los datos. </text:p>
      <text:p text:style-name="P37">Así se crearon los <text:span text:style-name="T1">lenguajes de alto nivel</text:span><text:span text:style-name="T1"><text:note text:id="ftn5" text:note-class="footnote"><text:note-citation>5</text:note-citation><text:note-body><text:p text:style-name="Footnote"><text:a xlink:type="simple" xlink:href="http://es.wikipedia.org/wiki/Lenguaje_de_alto_nivel">http://es.wikipedia.org/wiki/Lenguaje_de_alto_nivel</text:a></text:p></text:note-body></text:note></text:span>, de los cuales hay varias familias o <text:span text:style-name="T1">paradigmas</text:span><text:span text:style-name="T1"><text:note text:id="ftn6" text:note-class="footnote"><text:note-citation>6</text:note-citation><text:note-body><text:p text:style-name="Footnote"><text:a xlink:type="simple" xlink:href="https://es.wikipedia.org/wiki/Paradigma_de_programación">https://es.wikipedia.org/wiki/Paradigma_de_programación</text:a></text:p></text:note-body></text:note></text:span><text:span text:style-name="T13">. Los lenguajes de alto nivel se parecen lo más posible a un idioma humano, pero sus características varían muchísimo; en especial su </text:span><text:span text:style-name="T1">sintaxis</text:span><text:span text:style-name="T13"> (la forma como se escriben las instrucciones) puede tomar muchas formas. En Wikipedia puede encontrarse una colección muy interesante de programas “Hola, </text:span><text:span text:style-name="T18">M</text:span><text:span text:style-name="T13">undo</text:span><text:span text:style-name="T13"><text:note text:id="ftn7" text:note-class="footnote"><text:note-citation>7</text:note-citation><text:note-body><text:p text:style-name="P23">Es tradición en la enseñanza de lenguajes de programación hacer los primeros pasos en cada lenguaje demostrando la forma de crear un programa muy sencillo, que simplemente imprima por pantalla un mensaje. Por motivos históricos, este mensaje suele ser casi siempre el saludo “¡Hola, mundo!”. </text:p></text:note-body></text:note></text:span><text:span text:style-name="T13">”, mostrando la gran variedad de formas sintácticas de los lenguajes más conocidos</text:span><text:span text:style-name="T13"><text:note text:id="ftn8" text:note-class="footnote"><text:note-citation>8</text:note-citation><text:note-body><text:p text:style-name="Footnote"><text:a xlink:type="simple" xlink:href="https://es.wikipedia.org/wiki/Anexo:Ejemplos_de_implementación_del_«Hola_mundo»">https://es.wikipedia.org/wiki/Anexo:Ejemplos_de_implementación_del_«Hola_mundo»</text:a></text:p></text:note-body></text:note></text:span><text:span text:style-name="T13">. </text:span></text:p>
      <text:p text:style-name="P38"><draw:frame draw:style-name="fr3" draw:name="Frame4" text:anchor-type="paragraph" svg:width="6.6929in" style:rel-width="100%" draw:z-index="6"><draw:text-box fo:min-height="0.2in"><text:p text:style-name="P15">Hello, World</text:p><text:p text:style-name="P14"><text:span text:style-name="T37">El siguiente ejemplo muestra un “Hola, </text:span><text:span text:style-name="T40">M</text:span><text:span text:style-name="T37">undo” en C.</text:span></text:p><text:p text:style-name="P16"/><text:p text:style-name="P17">#include &lt;stdio.h&gt;</text:p><text:p text:style-name="P17">main() {</text:p><text:p text:style-name="P17"><text:tab/>printf(“Hola, Mundo!\n”);</text:p><text:p text:style-name="P17">}</text:p><text:p text:style-name="P17"/><text:p text:style-name="Standard">Y el siguiente es su equivalente en Python.</text:p><text:p text:style-name="P50"><text:span text:style-name="T45"/></text:p><text:p text:style-name="P50"><text:span text:style-name="T45">print “Hola, Mundo!”</text:span></text:p></draw:text-box></draw:frame></text:p>
      <text:p text:style-name="P37"><text:span text:style-name="T13">Hay lenguajes </text:span><text:span text:style-name="T14">de alto nivel </text:span><text:span text:style-name="T13">multipropósito y los hay especializados en la resolución de determinados problemas. Algunos tienen el objetivo de ser más veloces en su ejecución, y otros, el de ser más fáciles de programar o de mantener. Algunos lenguajes se prestan más para expresar los problemas de Inteligencia Artificial, otros los de la programación científica, otros los de las aplicaciones de negocios, etc. </text:span><text:span text:style-name="T19">El </text:span><text:span text:style-name="T8">lenguaje C</text:span><text:span text:style-name="T8"><text:note text:id="ftn9" text:note-class="footnote"><text:note-citation>9</text:note-citation><text:note-body><text:p text:style-name="Footnote"><text:a xlink:type="simple" xlink:href="http://es.wikipedia.org/wiki/Lenguaje_C">http://es.wikipedia.org/wiki/Lenguaje_C</text:a></text:p></text:note-body></text:note></text:span><text:span text:style-name="T19">, en particular, es muy empleado por quienes escriben software que debe acceder a características especiales de la máquina, y debe ser veloz y eficiente (como los </text:span><text:span text:style-name="T8">sistemas operativos</text:span><text:span text:style-name="T19">). <text:s/>Puede decirse que </text:span><text:span text:style-name="T20">el lenguaje C </text:span><text:span text:style-name="T19">es posiblemente “el lenguaje de más bajo nivel entre los de alto nivel”.</text:span></text:p>
      <text:p text:style-name="Text_20_body"><text:span text:style-name="T13">Los lenguajes de bajo nivel tienen las ventajas de ser muy precisos, ofrecer control total del hardware, y tener traductores fáciles de implementar, pero las dificultades ya </text:span><text:span text:style-name="T22">mencionadas</text:span><text:span text:style-name="T13"> para colaborar en la resolución de problemas. Además, están diseñados para un hardware determinado, y cada procesador tiene el suyo, es decir, resultan dependientes de la arquitectura de la máquina. Por estos motivos generalmente quedan relegados a la escritura de partes muy específicas del software, que estén fuertemente relacionadas con el hardware (como programas controladores de dispositivos o </text:span><text:span text:style-name="T11">drivers</text:span><text:span text:style-name="T13">). </text:span></text:p>
      <text:p text:style-name="P36">Los lenguajes de alto nivel se sitúan en el otro extremo: se programan siempre de la misma manera, sin importar cuál sea la máquina que ejecute los programas. Un lenguaje de alto nivel intenta ser <text:soft-page-break/>independiente de la plataforma y ocultar las particularidades del hardware al programador, permitiéndole concentrarse en el problema. <text:span text:style-name="T13">Mientras que los lenguajes de máquina son “orientados al hardware”, los lenguajes de alto nivel son “orientados al problema”, </text:span><text:span text:style-name="T15">porque su</text:span><text:span text:style-name="T13"> programación se realiza mediante instrucciones cuyo significado es más cercano al problema que el de las instrucciones de máquina. </text:span></text:p>
      <text:p text:style-name="P31"><draw:frame draw:style-name="fr3" draw:name="Frame6" text:anchor-type="paragraph" svg:width="6.6929in" style:rel-width="100%" draw:z-index="5"><draw:text-box fo:min-height="0.2in"><text:p text:style-name="P31"><text:span text:style-name="T13">En un lenguaje hipotético de alto nivel podríamos escribir, por ejemplo, una </text:span><text:span text:style-name="T17">expresión </text:span><text:span text:style-name="T13">como </text:span><text:span text:style-name="T1">SALDO = DEUDA – PAGO </text:span><text:span text:style-name="T5">(</text:span><text:span text:style-name="T12">una</text:span><text:span text:style-name="T5"> instrucción)</text:span><text:span text:style-name="T13">, y la traducción a las instrucciones de máquina correspondientes sería la secuencia </text:span><text:span text:style-name="T1">LD 10, SUB 11, ST 12 </text:span><text:span text:style-name="T5">(</text:span><text:span text:style-name="T12">tres</text:span><text:span text:style-name="T5"> instrucciones)</text:span><text:span text:style-name="T13">.</text:span></text:p></draw:text-box></draw:frame></text:p>
      <text:h text:style-name="P26" text:outline-level="3"><text:span text:style-name="T23">Traductores </text:span><text:span text:style-name="T24">de alto nivel</text:span></text:h>
      <text:p text:style-name="P45"><text:span text:style-name="T13">Para ejecutar programas escritos en un lenguaje de alto nivel, sigue siendo necesaria la </text:span>traducción al lenguaje de máquina. Los programas traductores para estos lenguajes se dividen en dos grandes categorías: <text:span text:style-name="T1">intérpretes</text:span><text:span text:style-name="T1"><text:note text:id="ftn10" text:note-class="footnote"><text:note-citation>10</text:note-citation><text:note-body><text:p text:style-name="Footnote"><text:a xlink:type="simple" xlink:href="http://es.wikipedia.org/wiki/Intérprete_(informática)">http://es.wikipedia.org/wiki/Intérprete_(informática)</text:a></text:p></text:note-body></text:note></text:span> y <text:span text:style-name="T1">compiladores</text:span><text:span text:style-name="T1"><text:note text:id="ftn11" text:note-class="footnote"><text:note-citation>11</text:note-citation><text:note-body><text:p text:style-name="Footnote"><text:a xlink:type="simple" xlink:href="http://es.wikipedia.org/wiki/Compilador">http://es.wikipedia.org/wiki/Compilador</text:a></text:p></text:note-body></text:note></text:span><text:span text:style-name="T13">. La diferencia entre ambos radica en el modo como realizan la traducción. Si el traductor realiza el ciclo </text:span><text:span text:style-name="T1">traducir – ejecutar</text:span><text:span text:style-name="T13">, línea por línea del programa (o en base a unidades de traducción más o menos pequeñas), se llama un </text:span><text:span text:style-name="T1">intérprete</text:span><text:span text:style-name="T13">. Si, en cambio, el traductor realiza la traducción completa del programa fuente a código máquina, y sólo entonces se tiene disponible el código máquina para su ejecución, el traductor se denomina un </text:span><text:span text:style-name="T1">compilador</text:span><text:span text:style-name="T13">. La situación es parecida a la diferencia que existe entre traductores e intérpretes de idiomas humanos: se llama intérprete (humano) a la persona que traduce oralmente, frase a frase, durante una conversación. En cambio, se llama traductor (humano) al que elabora la traducción completa de un documento y entrega esa traducción sólo una vez que está completa. </text:span></text:p>
      <text:p text:style-name="P45"><text:span text:style-name="T21">En principio cualquier lenguaje puede tener un traductor de una u otra clase, pero habitualmente cada lenguaje se encuentra en alguna de las dos clases. </text:span><text:span text:style-name="T13">Lenguajes muy conocidos como </text:span><text:span text:style-name="T1">Pascal, C, C++, Java, Fortran</text:span><text:span text:style-name="T13">, son </text:span><text:span text:style-name="T21">habitualmente implementados como </text:span><text:span text:style-name="T13">lenguajes compilados. </text:span><text:span text:style-name="T1">Python, Perl, Ruby, PHP</text:span><text:span text:style-name="T13">, son lenguajes </text:span><text:span text:style-name="T21">habitualmente </text:span><text:span text:style-name="T13">interpretados. </text:span></text:p>
      <text:h text:style-name="Heading_20_3" text:outline-level="3">Ciclo de compilación</text:h>
      <text:p text:style-name="Text_20_body">Al trabajar con un lenguaje de programación, el programador utiliza determinadas <text:span text:style-name="T1">herramientas</text:span> de software (programas que utiliza para desarrollar otros programas). Estas herramientas pueden ser programas separados o pueden estar contenidos dentro de un <text:span text:style-name="T1">ambiente de desarrollo integrado (IDE)</text:span>. </text:p>
      <text:p text:style-name="Text_20_body">En primer lugar, el programador utiliza un <text:span text:style-name="T1">editor de textos</text:span> para crear <text:span text:style-name="T44">o modificar </text:span>un <text:span text:style-name="T1">archivo fuente</text:span> que contiene el <text:span text:style-name="T1">programa en código fuente</text:span>. </text:p>
      <text:list xml:id="list4236382947309071742" text:style-name="L18">
        <text:list-item>
          <text:p text:style-name="P39">Si el lenguaje que utiliza el programador es compilable, entonces <text:span text:style-name="T1">compila</text:span> el archivo fuente con un <text:span text:style-name="T1">compilador</text:span> para ese lenguaje, que genera un archivo conteniendo <text:span text:style-name="T1">código objeto</text:span>. Ese código objeto puede estar incompleto (porque el programador no ha especificado toda la conducta del programa) y requerir otros trozos de código almacenados en <text:span text:style-name="T1">bibliotecas.</text:span> Las bibliotecas son archivos que contienen trozos de código objeto usado frecuentemente. El código objeto del programa será <text:span text:style-name="T1">enlazado</text:span> con las bibliotecas utilizando un <text:span text:style-name="T1">vinculador</text:span> (o <text:span text:style-name="T1">linkeditor</text:span>, o <text:span text:style-name="T1">linker</text:span>) para generar, finalmente, un <text:span text:style-name="T1">archivo ejecutable</text:span>. </text:p>
        </text:list-item>
        <text:list-item>
          <text:p text:style-name="P39"><text:soft-page-break/>Si, por otro lado, el programador trabaja con un lenguaje interpretable, todo el proceso de la traducción de fuente a objeto y la vinculación se harán dinámicamente, al momento de ejecución.</text:p>
        </text:list-item>
      </text:list>
      <text:p text:style-name="P28"><draw:frame draw:style-name="fr4" draw:name="Frame3" text:anchor-type="paragraph" svg:x="-0.0008in" svg:y="0.0992in" svg:width="6.6929in" style:rel-width="100%" draw:z-index="3"><draw:text-box fo:min-height="0.2in"><text:p text:style-name="P33">Bibliotecas</text:p><text:p text:style-name="P30"><text:span text:style-name="T32">L</text:span><text:span text:style-name="T30">as aplicaciones, aunque pueden tener muchos objetivos diferentes, utilizan el sistema de computación de maneras muy parecidas. Si todos los programadores </text:span><text:span text:style-name="T32">de programas de música </text:span><text:span text:style-name="T30">tuvieran que reescribir, por ejemplo, las rutinas </text:span><text:span text:style-name="T32">que permiten reproducir un archivo de audio </text:span><text:span text:style-name="T33">en formato </text:span><text:span text:style-name="T4">MP3</text:span><text:span text:style-name="T32">, </text:span><text:span text:style-name="T33">o para generar el gráfico de una escena en tres dimensiones. </text:span><text:span text:style-name="T32">se desperdiciarían muchas horas y se cometerían muchos errores en algo que es difícil y que de todas maneras se hace siempre de la misma forma. Tiene sentido ahorrar esas horas de frustración y esos errores, creando una sola vez, y compartiendo muchas veces, las </text:span><text:span text:style-name="T3">bibliotecas de funciones</text:span><text:span text:style-name="T32">.</text:span></text:p></draw:text-box></draw:frame></text:p>
      <text:p text:style-name="P46">La gran mayoría de las veces habrá que corregir <text:span text:style-name="T1">errores</text:span> (“<text:span text:style-name="T1">bugs</text:span>”) o defectos de <text:span text:style-name="T46">programación o de </text:span>funcionamiento del programa. Para esto puede ser necesario recurrir a un <text:span text:style-name="T1">debugger</text:span> o depurador de programas, que ayuda en la detección y corrección de errores, mostrando el funcionamiento del programa por dentro, o ejecutando paso a paso las instrucciones para encontrar el punto donde el programa falla. Una vez que el programa está listo, el programador <text:span text:style-name="T1">prueba</text:span> el resultado ejecutándolo. En este momento y con la información obtenida de la depuración, se vuelve a la fase de edición y el ciclo recomienza, repitiéndose hasta que la calidad del software elaborado sea aceptable.</text:p>
      <text:p text:style-name="P28"><draw:frame draw:style-name="fr5" draw:name="graphics1" text:anchor-type="paragraph" svg:width="4.4654in" svg:height="4.2299in" draw:z-index="7"><draw:image xlink:href="Pictures/20000002000001B40000019D434C1C29.eps" xlink:type="simple" xlink:show="embed" xlink:actuate="onLoad"/></draw:frame></text:p>
      <text:p text:style-name="P47"><text:span text:style-name="T47">Cuando el ambiente de desarrollo es integrado (IDE) los diferentes pasos son menos visibles al desarrollador, pero de todas formas ocurren </text:span><text:span text:style-name="T48">por debajo </text:span><text:span text:style-name="T47">de l</text:span><text:span text:style-name="T48">a “corteza” o interfaz que presenta el </text:span><text:span text:style-name="T47"><text:s/>ambiente integrado.</text:span></text:p>
      <text:p text:style-name="Standard"><text:soft-page-break/>Este <text:span text:style-name="T1">ciclo de compilación</text:span> determina entonces varios momentos:</text:p>
      <text:p text:style-name="Standard"/>
      <table:table table:name="Table3" table:style-name="Table3">
        <table:table-column table:style-name="Table3.A"/>
        <table:table-column table:style-name="Table3.B"/>
        <table:table-row>
          <table:table-cell table:style-name="Table3.A1" office:value-type="string">
            <text:p text:style-name="P22"><text:span text:style-name="T45">C</text:span>ompila<text:span text:style-name="T45">dor</text:span></text:p>
          </table:table-cell>
          <table:table-cell table:style-name="Table3.B1" office:value-type="string">
            <text:p text:style-name="P22"><text:span text:style-name="T45">I</text:span>nt<text:span text:style-name="T45">érprete</text:span></text:p>
          </table:table-cell>
        </table:table-row>
        <table:table-row>
          <table:table-cell table:style-name="Table3.A2" office:value-type="string">
            <text:list xml:id="list3757469385250078476" text:style-name="L19">
              <text:list-item>
                <text:p text:style-name="P48">Edición del programa</text:p>
              </text:list-item>
              <text:list-item>
                <text:p text:style-name="P48">Compilación del fuente</text:p>
              </text:list-item>
              <text:list-item>
                <text:p text:style-name="P48">Vinculación del módulo objeto con bibliotecas</text:p>
              </text:list-item>
              <text:list-item>
                <text:p text:style-name="P48">Ejecución de prueba</text:p>
              </text:list-item>
              <text:list-item>
                <text:p text:style-name="P48">Depuración</text:p>
              </text:list-item>
              <text:list-item>
                <text:p text:style-name="P48">Vuelta a 1, tantas veces como sea necesario</text:p>
              </text:list-item>
              <text:list-item>
                <text:p text:style-name="P48">Puesta en producción</text:p>
              </text:list-item>
            </text:list>
          </table:table-cell>
          <table:table-cell table:style-name="Table3.B2" office:value-type="string">
            <text:list xml:id="list330205864" text:continue-list="list3757469385250078476" text:style-name="L19">
              <text:list-item text:start-value="1">
                <text:p text:style-name="P48">Edición del programa</text:p>
              </text:list-item>
              <text:list-item>
                <text:p text:style-name="P48">Traducción del fuente, vinculación con bibliotecas y ejecución de prueba</text:p>
              </text:list-item>
              <text:list-item>
                <text:p text:style-name="P48">Depuración</text:p>
              </text:list-item>
              <text:list-item>
                <text:p text:style-name="P48">Vuelta a 1, tantas veces como sea necesario</text:p>
              </text:list-item>
              <text:list-item>
                <text:p text:style-name="P48">Puesta en producción</text:p>
              </text:list-item>
            </text:list>
          </table:table-cell>
        </table:table-row>
      </table:table>
      <text:p text:style-name="Standard"/>
      <text:p text:style-name="P46">A este ciclo de producción hay que agregar las etapas posteriores de <text:span text:style-name="T1">mantenimiento</text:span> y salida de servicio o <text:span text:style-name="T1">baja</text:span> del software. </text:p>
      <text:h text:style-name="Heading_20_3" text:outline-level="3"><text:span text:style-name="T37">Errores</text:span></text:h>
      <text:list xml:id="list2402580746565294686" text:style-name="L20">
        <text:list-item>
          <text:p text:style-name="P40">Errores de compilación</text:p>
        </text:list-item>
      </text:list>
      <text:list xml:id="list7512861057748061862" text:style-name="L21">
        <text:list-header>
          <text:p text:style-name="P43"><text:span text:style-name="T37">Cuando el programador comete un error de sintaxis (es decir, no respeta la forma correcta de escribir las instrucciones del lenguaje de alto nivel), el compilador no puede proseguir la traducción hasta que se solucione ese error. La compilación se detendrá con un mensaje de error que el programador debe interpretar. </text:span><text:span text:style-name="T38">Si el programador olvida el punto y coma final de la sentencia </text:span><text:span text:style-name="T6">printf</text:span><text:span text:style-name="T7">()</text:span><text:span text:style-name="T38"> en el “Hola, </text:span><text:span text:style-name="T40">M</text:span><text:span text:style-name="T38">undo” que vimos </text:span><text:span text:style-name="T39">anteriormente</text:span><text:span text:style-name="T38">, ocurrirá una situación de error de compilación.</text:span></text:p>
        </text:list-header>
        <text:list-item>
          <text:p text:style-name="P42">Errores de vinculación</text:p>
          <text:p text:style-name="P43"><text:span text:style-name="T38">Si el programador tipea equivocadamente un nombre de función </text:span><text:span text:style-name="T6">printd()</text:span><text:span text:style-name="T38"> en lugar de </text:span><text:span text:style-name="T6">printf()</text:span><text:span text:style-name="T38">, el error no será detectado al tiempo de compilación sino al tiempo de vinculación. Para el compilador, la función printd() podría ser efectivamente un nombre válido, correspondiente a una función </text:span><text:span text:style-name="T39">cuyo código</text:span><text:span text:style-name="T38"> reside en alguna biblioteca. La detección del error la hará el linker al encontrar que no tiene con qué satisfacer la referencia a una función que ha quedado pendiente.</text:span></text:p>
        </text:list-item>
        <text:list-item>
          <text:p text:style-name="P41"><text:span text:style-name="T46">Errores de ejecución</text:span></text:p>
          <text:p text:style-name="P44"><text:span text:style-name="T41">Los errores al tiempo de ejecución que se destacan en el diagrama anterior </text:span><text:span text:style-name="T46">abarcan </text:span><text:span text:style-name="T38">todas las conductas del programa que no se ajustan al funcionamiento esperado, </text:span><text:span text:style-name="T41">porque el programador ha implementado mal la solución al problema</text:span><text:span text:style-name="T3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Mono" svg:font-family="'DejaVu Sans Mono'"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Softwar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6-02T12:53:56</dc:date>
    <meta:editing-duration>P3DT5H8M</meta:editing-duration>
    <meta:editing-cycles>309</meta:editing-cycles>
    <meta:generator>LibreOffice/4.0.3.3$Linux_x86 LibreOffice_project/0eaa50a932c8f2199a615e1eb30f7ac74279539</meta:generator>
    <meta:print-date>2013-03-06T16:31:17</meta:print-date>
    <meta:document-statistic meta:table-count="4" meta:image-count="1" meta:object-count="0" meta:page-count="7" meta:paragraph-count="138" meta:word-count="2736" meta:character-count="17667" meta:non-whitespace-character-count="15049"/>
  </office:meta>
</office:document-meta>
</file>